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none" draw:fill="solid" draw:fill-color="#0000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ff99cc"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none" draw:fill="solid" draw:fill-color="#990000"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solid" svg:stroke-width="0.007cm" svg:stroke-color="#9900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ffff66"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solid" svg:stroke-width="0.007cm" svg:stroke-color="#0000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ff0066"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solid" svg:stroke-width="0.007cm" svg:stroke-color="#ffcc00" draw:stroke-linejoin="round" draw:fill="none" draw:fill-color="#ffffff"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6.254cm" svg:height="4.543cm" svg:x="7.843cm" svg:y="5.473cm">
              <text:p/>
            </draw:rect>
            <draw:custom-shape draw:style-name="gr4" draw:text-style-name="P4" draw:layer="layout" svg:width="5.996cm" svg:height="4.285cm" svg:x="7.971cm" svg:y="5.601cm">
              <text:p/>
              <draw:enhanced-geometry svg:viewBox="0 0 3399 2429" draw:type="non-primitive" draw:enhanced-path="M 1755 0 L 1552 6 1357 28 1170 67 992 117 826 182 672 258 531 346 402 443 343 494 290 549 240 605 193 663 116 782 57 908 18 1036 6 1104 0 1168 0 1236 3 1304 15 1371 32 1439 81 1575 114 1644 153 1711 199 1778 253 1840 313 1897 382 1949 446 1984 505 2004 558 2009 610 2002 660 1986 712 1963 823 1906 847 1985 875 2058 909 2128 954 2192 981 2221 1012 2251 1084 2303 1173 2346 1285 2382 1457 2413 1640 2429 1833 2427 2027 2413 2217 2384 2400 2342 2569 2292 2719 2230 2805 2185 2884 2136 2959 2087 3027 2031 3087 1975 3144 1914 3193 1851 3236 1788 3276 1720 3308 1651 3357 1511 3388 1364 3399 1217 3391 1099 3368 984 3331 872 3279 762 3213 657 3132 558 3040 464 2936 376 2821 296 2694 224 2559 160 2415 106 2261 62 2101 31 1931 9 1755 0 1755 0 Z N"/>
            </draw:custom-shape>
            <draw:custom-shape draw:style-name="gr5" draw:text-style-name="P4" draw:layer="layout" svg:width="5.351cm" svg:height="2.442cm" svg:x="8.312cm" svg:y="7.058cm">
              <text:p/>
              <draw:enhanced-geometry svg:viewBox="0 0 3033 1384" draw:type="non-primitive" draw:enhanced-path="M 0 105 L 41 288 94 453 157 606 234 743 320 865 369 921 417 973 467 1022 520 1068 633 1150 751 1219 873 1276 1003 1319 1134 1352 1268 1374 1404 1384 1540 1384 1677 1374 1813 1352 1945 1323 2075 1283 2199 1235 2318 1179 2432 1116 2540 1045 2639 965 2730 881 2811 787 2880 691 2938 587 2984 478 3015 364 3031 244 3033 122 3005 152 2975 183 2910 233 2834 273 2749 305 2655 328 2556 342 2448 350 2335 351 2099 338 1847 306 1589 260 1330 207 836 96 614 49 415 14 250 0 181 0 121 4 73 18 35 39 12 66 0 105 0 105 Z N"/>
            </draw:custom-shape>
            <draw:custom-shape draw:style-name="gr6" draw:text-style-name="P4" draw:layer="layout" svg:width="0.354cm" svg:height="0.701cm" svg:x="11.753cm" svg:y="6.517cm">
              <text:p/>
              <draw:enhanced-geometry svg:viewBox="0 0 200 397" draw:type="non-primitive" draw:enhanced-path="M 0 0 L 95 17 200 42 177 76 157 127 105 250 66 318 17 380 0 397 0 325 52 315 58 307 82 233 86 157 83 118 78 79 49 23 58 52 63 83 56 154 43 217 23 282 0 292 0 230 0 233 1 238 1 240 0 246 0 246 10 226 10 225 3 194 0 173 0 171 0 170 0 173 0 173 0 170 0 0 0 0 Z N"/>
            </draw:custom-shape>
            <draw:custom-shape draw:style-name="gr6" draw:text-style-name="P4" draw:layer="layout" svg:width="0.031cm" svg:height="0.306cm" svg:x="11.723cm" svg:y="6.513cm">
              <text:p/>
              <draw:enhanced-geometry svg:viewBox="0 0 17 173" draw:type="non-primitive" draw:enhanced-path="M 0 0 L 17 2 17 172 14 168 17 172 17 173 0 121 0 120 0 0 0 0 Z N"/>
            </draw:custom-shape>
            <draw:custom-shape draw:style-name="gr6" draw:text-style-name="P4" draw:layer="layout" svg:width="0.031cm" svg:height="0.154cm" svg:x="11.723cm" svg:y="7.09cm">
              <text:p/>
              <draw:enhanced-geometry svg:viewBox="0 0 17 87" draw:type="non-primitive" draw:enhanced-path="M 17 72 L 2 85 0 87 0 3 17 0 17 72 17 72 Z N"/>
            </draw:custom-shape>
            <draw:custom-shape draw:style-name="gr6" draw:text-style-name="P4" draw:layer="layout" svg:width="0.031cm" svg:height="0.158cm" svg:x="11.723cm" svg:y="6.891cm">
              <text:p/>
              <draw:enhanced-geometry svg:viewBox="0 0 17 89" draw:type="non-primitive" draw:enhanced-path="M 17 18 L 17 80 0 89 0 0 17 18 14 14 17 18 17 18 Z N"/>
            </draw:custom-shape>
            <draw:custom-shape draw:style-name="gr6" draw:text-style-name="P4" draw:layer="layout" svg:width="0.223cm" svg:height="0.648cm" svg:x="11.501cm" svg:y="6.489cm">
              <text:p/>
              <draw:enhanced-geometry svg:viewBox="0 0 126 367" draw:type="non-primitive" draw:enhanced-path="M 0 0 L 87 7 126 14 126 134 97 89 97 189 97 196 121 223 126 228 126 317 85 334 0 367 0 363 31 265 49 186 52 141 43 104 22 92 0 85 0 0 0 0 Z N"/>
            </draw:custom-shape>
            <draw:custom-shape draw:style-name="gr6" draw:text-style-name="P4" draw:layer="layout" svg:width="0.223cm" svg:height="0.271cm" svg:x="11.501cm" svg:y="7.095cm">
              <text:p/>
              <draw:enhanced-geometry svg:viewBox="0 0 126 153" draw:type="non-primitive" draw:enhanced-path="M 126 84 L 94 108 52 130 7 151 0 153 0 23 97 7 126 0 126 84 126 84 Z N"/>
            </draw:custom-shape>
            <draw:custom-shape draw:style-name="gr6" draw:text-style-name="P4" draw:layer="layout" svg:width="0.05cm" svg:height="0.018cm" svg:x="11.501cm" svg:y="7.064cm">
              <text:p/>
              <draw:enhanced-geometry svg:viewBox="0 0 28 10" draw:type="non-primitive" draw:enhanced-path="M 0 10 L 0 0 28 8 28 8 0 10 0 10 Z N"/>
            </draw:custom-shape>
            <draw:custom-shape draw:style-name="gr6" draw:text-style-name="P4" draw:layer="layout" svg:width="0.034cm" svg:height="0.168cm" svg:x="11.501cm" svg:y="6.669cm">
              <text:p/>
              <draw:enhanced-geometry svg:viewBox="0 0 19 95" draw:type="non-primitive" draw:enhanced-path="M 0 95 L 0 0 9 6 19 15 5 82 0 95 0 95 Z N"/>
            </draw:custom-shape>
            <draw:custom-shape draw:style-name="gr6" draw:text-style-name="P4" draw:layer="layout" svg:width="0.077cm" svg:height="0.151cm" svg:x="11.425cm" svg:y="6.489cm">
              <text:p/>
              <draw:enhanced-geometry svg:viewBox="0 0 43 85" draw:type="non-primitive" draw:enhanced-path="M 0 3 L 42 0 43 0 43 85 40 84 0 81 0 50 4 46 7 26 0 39 0 3 0 3 Z N"/>
            </draw:custom-shape>
            <draw:custom-shape draw:style-name="gr6" draw:text-style-name="P4" draw:layer="layout" svg:width="0.077cm" svg:height="0.752cm" svg:x="11.425cm" svg:y="6.633cm">
              <text:p/>
              <draw:enhanced-geometry svg:viewBox="0 0 43 426" draw:type="non-primitive" draw:enhanced-path="M 43 415 L 0 426 0 254 43 254 43 244 0 232 0 0 17 3 35 13 43 20 43 115 33 173 26 251 30 330 43 281 43 285 43 285 43 285 43 285 43 415 43 415 Z N"/>
            </draw:custom-shape>
            <draw:custom-shape draw:style-name="gr6" draw:text-style-name="P4" draw:layer="layout" svg:width="0.126cm" svg:height="0.163cm" svg:x="11.3cm" svg:y="6.494cm">
              <text:p/>
              <draw:enhanced-geometry svg:viewBox="0 0 71 92" draw:type="non-primitive" draw:enhanced-path="M 0 3 L 19 0 71 0 71 36 64 47 29 72 0 92 0 3 0 3 Z N"/>
            </draw:custom-shape>
            <draw:custom-shape draw:style-name="gr6" draw:text-style-name="P4" draw:layer="layout" svg:width="0.126cm" svg:height="0.336cm" svg:x="11.3cm" svg:y="7.081cm">
              <text:p/>
              <draw:enhanced-geometry svg:viewBox="0 0 71 190" draw:type="non-primitive" draw:enhanced-path="M 71 172 L 16 188 0 190 0 99 28 62 41 13 44 10 54 4 67 1 71 0 71 172 71 172 Z N"/>
            </draw:custom-shape>
            <draw:custom-shape draw:style-name="gr6" draw:text-style-name="P4" draw:layer="layout" svg:width="0.126cm" svg:height="0.518cm" svg:x="11.3cm" svg:y="6.577cm">
              <text:p/>
              <draw:enhanced-geometry svg:viewBox="0 0 71 293" draw:type="non-primitive" draw:enhanced-path="M 71 0 L 71 31 64 28 64 28 71 32 71 264 67 264 34 264 16 270 6 281 0 293 0 258 8 258 15 252 26 229 34 196 32 165 16 101 18 74 29 51 64 13 71 0 71 0 Z N"/>
            </draw:custom-shape>
            <draw:custom-shape draw:style-name="gr6" draw:text-style-name="P4" draw:layer="layout" svg:width="0.117cm" svg:height="0.537cm" svg:x="11.183cm" svg:y="6.499cm">
              <text:p/>
              <draw:enhanced-geometry svg:viewBox="0 0 66 304" draw:type="non-primitive" draw:enhanced-path="M 0 8 L 66 0 66 89 61 93 49 115 42 140 42 190 61 236 65 259 64 282 0 304 0 181 12 171 25 150 0 161 0 57 12 42 12 42 0 40 0 8 0 8 Z N"/>
            </draw:custom-shape>
            <draw:custom-shape draw:style-name="gr6" draw:text-style-name="P4" draw:layer="layout" svg:width="0.117cm" svg:height="0.408cm" svg:x="11.183cm" svg:y="7.032cm">
              <text:p/>
              <draw:enhanced-geometry svg:viewBox="0 0 66 231" draw:type="non-primitive" draw:enhanced-path="M 66 218 L 0 231 0 6 66 0 66 35 30 121 16 173 7 226 26 182 59 137 66 127 66 218 66 218 Z N"/>
            </draw:custom-shape>
            <draw:custom-shape draw:style-name="gr6" draw:text-style-name="P4" draw:layer="layout" svg:width="0.036cm" svg:height="0.057cm" svg:x="11.148cm" svg:y="6.513cm">
              <text:p/>
              <draw:enhanced-geometry svg:viewBox="0 0 20 32" draw:type="non-primitive" draw:enhanced-path="M 0 3 L 9 2 20 0 20 32 1 28 0 29 0 3 0 3 Z N"/>
            </draw:custom-shape>
            <draw:custom-shape draw:style-name="gr6" draw:text-style-name="P4" draw:layer="layout" svg:width="0.036cm" svg:height="0.627cm" svg:x="11.148cm" svg:y="6.818cm">
              <text:p/>
              <draw:enhanced-geometry svg:viewBox="0 0 20 355" draw:type="non-primitive" draw:enhanced-path="M 20 352 L 0 355 0 224 17 239 19 239 0 205 0 18 0 16 14 6 20 0 20 123 9 128 9 128 20 127 20 352 20 352 Z N"/>
            </draw:custom-shape>
            <draw:custom-shape draw:style-name="gr6" draw:text-style-name="P4" draw:layer="layout" svg:width="0.036cm" svg:height="0.188cm" svg:x="11.148cm" svg:y="6.6cm">
              <text:p/>
              <draw:enhanced-geometry svg:viewBox="0 0 20 106" draw:type="non-primitive" draw:enhanced-path="M 20 0 L 20 104 19 104 0 106 0 26 7 23 16 12 17 3 20 0 20 0 Z N"/>
            </draw:custom-shape>
            <draw:custom-shape draw:style-name="gr6" draw:text-style-name="P4" draw:layer="layout" svg:width="0.179cm" svg:height="0.662cm" svg:x="10.97cm" svg:y="6.519cm">
              <text:p/>
              <draw:enhanced-geometry svg:viewBox="0 0 101 375" draw:type="non-primitive" draw:enhanced-path="M 13 25 L 101 0 101 26 90 29 77 38 69 55 68 57 68 59 68 61 69 61 72 69 72 78 74 85 78 81 85 77 92 72 98 61 92 74 101 72 101 152 90 153 59 162 30 176 23 182 18 212 18 239 18 239 25 228 32 219 41 208 43 205 72 203 101 188 101 375 68 317 64 314 33 307 0 310 0 310 0 32 13 25 13 25 Z N"/>
            </draw:custom-shape>
            <draw:custom-shape draw:style-name="gr6" draw:text-style-name="P4" draw:layer="layout" svg:width="0.179cm" svg:height="0.324cm" svg:x="10.97cm" svg:y="7.14cm">
              <text:p/>
              <draw:enhanced-geometry svg:viewBox="0 0 101 183" draw:type="non-primitive" draw:enhanced-path="M 101 173 L 85 174 0 183 0 139 7 70 0 1 49 0 101 42 101 173 101 173 Z N"/>
            </draw:custom-shape>
            <draw:custom-shape draw:style-name="gr6" draw:text-style-name="P4" draw:layer="layout" svg:width="0.066cm" svg:height="0.324cm" svg:x="10.905cm" svg:y="7.141cm">
              <text:p/>
              <draw:enhanced-geometry svg:viewBox="0 0 37 183" draw:type="non-primitive" draw:enhanced-path="M 37 182 L 0 183 0 7 14 2 37 0 37 0 31 69 37 138 37 138 37 182 37 182 Z N"/>
            </draw:custom-shape>
            <draw:custom-shape draw:style-name="gr6" draw:text-style-name="P4" draw:layer="layout" svg:width="0.066cm" svg:height="0.521cm" svg:x="10.905cm" svg:y="6.575cm">
              <text:p/>
              <draw:enhanced-geometry svg:viewBox="0 0 37 295" draw:type="non-primitive" draw:enhanced-path="M 0 17 L 37 0 37 278 8 291 0 295 0 216 1 217 18 232 18 230 11 193 14 199 1 138 0 135 0 17 0 17 Z N"/>
            </draw:custom-shape>
            <draw:custom-shape draw:style-name="gr6" draw:text-style-name="P4" draw:layer="layout" svg:width="0.249cm" svg:height="0.867cm" svg:x="10.656cm" svg:y="6.605cm">
              <text:p/>
              <draw:enhanced-geometry svg:viewBox="0 0 141 491" draw:type="non-primitive" draw:enhanced-path="M 141 487 L 141 487 21 491 0 491 0 373 0 372 21 330 43 287 5 306 0 311 0 185 8 182 11 180 5 188 21 183 27 170 28 157 28 146 14 147 4 147 0 146 0 94 13 80 98 20 141 0 141 118 123 62 122 123 129 182 141 199 141 278 125 293 109 323 106 360 123 327 138 313 141 311 141 487 141 487 Z N"/>
            </draw:custom-shape>
            <draw:custom-shape draw:style-name="gr6" draw:text-style-name="P4" draw:layer="layout" svg:width="0.057cm" svg:height="0.209cm" svg:x="10.6cm" svg:y="7.263cm">
              <text:p/>
              <draw:enhanced-geometry svg:viewBox="0 0 32 118" draw:type="non-primitive" draw:enhanced-path="M 32 118 L 0 117 0 52 6 56 6 56 0 44 0 42 1 42 1 42 9 25 32 0 32 118 32 118 Z N"/>
            </draw:custom-shape>
            <draw:custom-shape draw:style-name="gr6" draw:text-style-name="P4" draw:layer="layout" svg:width="0.057cm" svg:height="0.428cm" svg:x="10.6cm" svg:y="6.771cm">
              <text:p/>
              <draw:enhanced-geometry svg:viewBox="0 0 32 242" draw:type="non-primitive" draw:enhanced-path="M 0 26 L 32 0 32 52 27 50 26 56 20 59 17 63 14 69 14 73 16 70 17 70 19 73 23 94 24 94 32 91 32 217 3 236 0 242 0 142 14 134 0 132 0 26 0 26 Z N"/>
            </draw:custom-shape>
            <draw:custom-shape draw:style-name="gr6" draw:text-style-name="P4" draw:layer="layout" svg:width="0.052cm" svg:height="0.449cm" svg:x="10.548cm" svg:y="7.021cm">
              <text:p/>
              <draw:enhanced-geometry svg:viewBox="0 0 29 254" draw:type="non-primitive" draw:enhanced-path="M 29 254 L 0 251 0 48 2 47 10 25 13 24 19 12 20 8 29 0 29 100 23 109 19 124 17 159 20 179 29 189 29 254 29 254 Z N"/>
            </draw:custom-shape>
            <draw:custom-shape draw:style-name="gr6" draw:text-style-name="P4" draw:layer="layout" svg:width="0.052cm" svg:height="0.191cm" svg:x="10.548cm" svg:y="6.817cm">
              <text:p/>
              <draw:enhanced-geometry svg:viewBox="0 0 29 108" draw:type="non-primitive" draw:enhanced-path="M 0 27 L 29 0 29 106 23 105 3 106 0 108 0 27 0 27 Z N"/>
            </draw:custom-shape>
            <draw:custom-shape draw:style-name="gr6" draw:text-style-name="P4" draw:layer="layout" svg:width="0.003cm" svg:height="0.004cm" svg:x="10.6cm" svg:y="7.337cm">
              <text:p/>
              <draw:enhanced-geometry svg:viewBox="0 0 0 2" draw:type="non-primitive" draw:enhanced-path="M 0 0 L 0 2 0 2 0 2 0 0 0 0 0 0 Z N"/>
            </draw:custom-shape>
            <draw:custom-shape draw:style-name="gr6" draw:text-style-name="P4" draw:layer="layout" svg:width="0.401cm" svg:height="0.6cm" svg:x="10.148cm" svg:y="6.864cm">
              <text:p/>
              <draw:enhanced-geometry svg:viewBox="0 0 227 340" draw:type="non-primitive" draw:enhanced-path="M 227 340 L 201 340 108 331 38 318 0 303 56 210 102 146 158 75 224 2 227 0 227 81 207 87 198 94 193 104 184 176 184 176 195 163 211 149 227 137 227 340 227 340 Z N"/>
            </draw:custom-shape>
            <draw:custom-shape draw:style-name="gr7" draw:text-style-name="P4" draw:layer="layout" svg:width="1.959cm" svg:height="0.983cm" svg:x="10.148cm" svg:y="6.489cm">
              <text:p/>
              <draw:enhanced-geometry svg:viewBox="0 0 1110 557" draw:type="non-primitive" draw:enhanced-path="M 479 42 L 576 16 672 3 766 0 854 7 1005 33 1110 58 1087 92 1067 143 1015 266 976 334 927 396 895 426 861 452 819 474 774 495 669 524 551 543 429 553 309 557 201 553 108 544 38 531 0 516 56 423 102 359 158 288 224 215 301 146 386 86 479 42 479 42 N"/>
            </draw:custom-shape>
            <draw:custom-shape draw:style-name="gr7" draw:text-style-name="P4" draw:layer="layout" svg:width="0.066cm" svg:height="0.271cm" svg:x="10.871cm" svg:y="6.714cm">
              <text:p/>
              <draw:enhanced-geometry svg:viewBox="0 0 37 153" draw:type="non-primitive" draw:enhanced-path="M 1 0 L 20 59 33 120 30 114 37 151 37 153 20 138 7 120 0 61 1 0 1 0 N"/>
            </draw:custom-shape>
            <draw:custom-shape draw:style-name="gr7" draw:text-style-name="P4" draw:layer="layout" svg:width="0.1cm" svg:height="0.306cm" svg:x="11.672cm" svg:y="6.646cm">
              <text:p/>
              <draw:enhanced-geometry svg:viewBox="0 0 56 173" draw:type="non-primitive" draw:enhanced-path="M 0 0 L 29 46 46 100 49 121 56 152 56 153 46 173 46 173 47 167 47 165 46 160 43 153 46 157 24 134 0 107 0 100 0 0 0 0 N"/>
            </draw:custom-shape>
            <draw:custom-shape draw:style-name="gr7" draw:text-style-name="P4" draw:layer="layout" svg:width="0.006cm" svg:height="0.013cm" svg:x="11.748cm" svg:y="6.81cm">
              <text:p/>
              <draw:enhanced-geometry svg:viewBox="0 0 3 7" draw:type="non-primitive" draw:enhanced-path="M 3 7 L 3 7 0 0 3 7 3 7 N"/>
            </draw:custom-shape>
            <draw:custom-shape draw:style-name="gr7" draw:text-style-name="P4" draw:layer="layout" svg:width="0.152cm" svg:height="0.174cm" svg:x="10.473cm" svg:y="7.002cm">
              <text:p/>
              <draw:enhanced-geometry svg:viewBox="0 0 86 98" draw:type="non-primitive" draw:enhanced-path="M 86 3 L 63 19 62 23 56 35 53 36 45 58 27 71 11 85 0 98 0 98 9 26 14 16 23 9 46 1 66 0 86 3 86 3 N"/>
            </draw:custom-shape>
            <draw:custom-shape draw:style-name="gr7" draw:text-style-name="P4" draw:layer="layout" svg:width="0.024cm" svg:height="0.244cm" svg:x="10.959cm" svg:y="7.141cm">
              <text:p/>
              <draw:enhanced-geometry svg:viewBox="0 0 13 138" draw:type="non-primitive" draw:enhanced-path="M 6 0 L 13 69 6 138 0 69 6 0 6 0 N"/>
            </draw:custom-shape>
            <draw:custom-shape draw:style-name="gr7" draw:text-style-name="P4" draw:layer="layout" svg:width="0.154cm" svg:height="0.251cm" svg:x="10.578cm" svg:y="7.111cm">
              <text:p/>
              <draw:enhanced-geometry svg:viewBox="0 0 87 142" draw:type="non-primitive" draw:enhanced-path="M 87 0 L 65 43 44 85 21 111 13 128 13 128 12 128 12 130 12 130 18 142 18 142 3 128 0 108 2 73 6 58 15 43 49 19 87 0 87 0 N"/>
            </draw:custom-shape>
            <draw:custom-shape draw:style-name="gr7" draw:text-style-name="P4" draw:layer="layout" svg:width="0.339cm" svg:height="0.181cm" svg:x="10.843cm" svg:y="7.06cm">
              <text:p/>
              <draw:enhanced-geometry svg:viewBox="0 0 192 102" draw:type="non-primitive" draw:enhanced-path="M 0 102 L 3 65 19 35 43 16 72 3 105 0 136 7 140 10 192 102 190 102 121 45 49 48 32 55 17 69 0 102 0 102 N"/>
            </draw:custom-shape>
            <draw:custom-shape draw:style-name="gr7" draw:text-style-name="P4" draw:layer="layout" svg:width="0.181cm" svg:height="0.59cm" svg:x="11.413cm" svg:y="6.626cm">
              <text:p/>
              <draw:enhanced-geometry svg:viewBox="0 0 102 334" draw:type="non-primitive" draw:enhanced-path="M 37 334 L 33 255 40 177 55 106 69 39 59 30 42 17 24 7 0 0 0 0 47 6 72 14 93 26 102 63 99 108 81 187 37 334 37 334 N"/>
            </draw:custom-shape>
            <draw:custom-shape draw:style-name="gr7" draw:text-style-name="P4" draw:layer="layout" svg:width="0.274cm" svg:height="0.511cm" svg:x="11.164cm" svg:y="6.534cm">
              <text:p/>
              <draw:enhanced-geometry svg:viewBox="0 0 155 289" draw:type="non-primitive" draw:enhanced-path="M 155 0 L 152 20 141 37 106 75 95 98 93 125 109 189 111 220 103 253 92 276 85 282 0 289 0 289 75 262 76 239 72 216 53 170 53 120 60 95 72 73 106 49 141 24 155 0 155 0 N"/>
            </draw:custom-shape>
            <draw:custom-shape draw:style-name="gr7" draw:text-style-name="P4" draw:layer="layout" svg:width="0.405cm" svg:height="0.579cm" svg:x="11.501cm" svg:y="6.557cm">
              <text:p/>
              <draw:enhanced-geometry svg:viewBox="0 0 229 328" draw:type="non-primitive" draw:enhanced-path="M 192 0 L 221 56 226 95 229 134 225 210 201 284 195 292 97 312 0 328 0 328 85 295 166 259 186 194 199 131 206 60 201 29 192 0 192 0 N"/>
            </draw:custom-shape>
            <draw:custom-shape draw:style-name="gr7" draw:text-style-name="P4" draw:layer="layout" svg:width="0.115cm" svg:height="0.107cm" svg:x="11.09cm" svg:y="6.563cm">
              <text:p/>
              <draw:enhanced-geometry svg:viewBox="0 0 65 60" draw:type="non-primitive" draw:enhanced-path="M 6 60 L 4 53 4 44 1 36 0 36 0 34 0 32 1 30 9 13 22 4 34 0 65 6 65 6 50 24 49 33 40 44 24 49 30 36 24 47 17 52 10 56 6 60 6 60 N"/>
            </draw:custom-shape>
            <draw:custom-shape draw:style-name="gr7" draw:text-style-name="P4" draw:layer="layout" svg:width="0.082cm" svg:height="0.078cm" svg:x="10.624cm" svg:y="6.859cm">
              <text:p/>
              <draw:enhanced-geometry svg:viewBox="0 0 46 44" draw:type="non-primitive" draw:enhanced-path="M 46 2 L 46 13 45 26 39 39 23 44 29 36 26 38 10 44 9 44 5 23 3 20 2 20 0 23 0 19 3 13 6 9 12 6 13 0 22 3 32 3 46 2 46 2 N"/>
            </draw:custom-shape>
            <draw:custom-shape draw:style-name="gr7" draw:text-style-name="P4" draw:layer="layout" svg:width="0.355cm" svg:height="0.389cm" svg:x="11.196cm" svg:y="7.042cm">
              <text:p/>
              <draw:enhanced-geometry svg:viewBox="0 0 201 220" draw:type="non-primitive" draw:enhanced-path="M 0 220 L 9 167 23 115 65 17 75 6 93 0 126 0 201 20 201 20 126 23 113 26 103 32 100 35 87 84 52 131 19 176 0 220 0 220 N"/>
            </draw:custom-shape>
            <draw:custom-shape draw:style-name="gr7" draw:text-style-name="P4" draw:layer="layout" svg:width="0.227cm" svg:height="0.177cm" svg:x="11.002cm" svg:y="6.764cm">
              <text:p/>
              <draw:enhanced-geometry svg:viewBox="0 0 128 100" draw:type="non-primitive" draw:enhanced-path="M 128 0 L 115 21 97 37 83 47 54 64 25 66 23 69 14 80 7 89 0 100 0 100 0 73 5 43 12 37 41 23 72 14 102 11 128 0 128 0 N"/>
            </draw:custom-shape>
            <draw:custom-shape draw:style-name="gr8" draw:text-style-name="P4" draw:layer="layout" svg:width="2.525cm" svg:height="1.768cm" svg:x="11.129cm" svg:y="6.291cm">
              <text:p/>
              <draw:enhanced-geometry svg:viewBox="0 0 1431 1002" draw:type="non-primitive" draw:enhanced-path="M 0 134 L 20 128 116 115 210 112 298 119 449 145 554 170 531 204 511 255 459 378 420 446 371 508 339 538 305 564 263 586 218 607 113 636 0 655 0 1002 74 1001 226 993 509 965 641 942 764 919 881 888 988 855 1086 821 1172 782 1248 740 1313 697 1362 651 1401 602 1423 553 1431 501 1423 449 1401 400 1362 353 1313 306 1248 263 1172 222 1086 181 988 145 881 115 764 85 641 59 509 39 226 8 74 3 0 0 0 134 0 134 Z N"/>
            </draw:custom-shape>
            <draw:custom-shape draw:style-name="gr8" draw:text-style-name="P4" draw:layer="layout" svg:width="2.804cm" svg:height="1.777cm" svg:x="8.326cm" svg:y="6.288cm">
              <text:p/>
              <draw:enhanced-geometry svg:viewBox="0 0 1589 1007" draw:type="non-primitive" draw:enhanced-path="M 1512 156 L 1589 136 1589 2 1511 0 1357 5 1205 10 923 41 791 61 667 87 549 117 442 147 345 183 258 224 181 265 116 308 67 355 28 402 7 451 0 503 3 536 17 571 37 605 65 640 99 674 141 707 237 768 354 814 416 831 482 846 549 853 618 853 687 847 756 836 778 860 802 882 868 921 952 949 1050 972 1159 990 1273 1000 1511 1007 1589 1004 1589 657 1584 657 1462 667 1342 671 1234 667 1141 658 1071 645 1033 630 1089 537 1135 473 1191 402 1257 329 1334 260 1419 200 1512 156 1512 156 Z N"/>
            </draw:custom-shape>
            <draw:custom-shape draw:style-name="gr9" draw:text-style-name="P4" draw:layer="layout" svg:width="1.959cm" svg:height="0.983cm" svg:x="10.148cm" svg:y="6.489cm">
              <text:p/>
              <draw:enhanced-geometry svg:viewBox="0 0 1110 557" draw:type="non-primitive" draw:enhanced-path="M 479 42 L 576 16 672 3 766 0 854 7 1005 33 1110 58 1087 92 1067 143 1015 266 976 334 927 396 895 426 861 452 819 474 774 495 669 524 551 543 429 553 309 557 201 553 108 544 38 531 0 516 56 423 102 359 158 288 224 215 301 146 386 86 479 42 479 42 N"/>
            </draw:custom-shape>
            <draw:custom-shape draw:style-name="gr9" draw:text-style-name="P4" draw:layer="layout" svg:width="5.328cm" svg:height="1.777cm" svg:x="8.326cm" svg:y="6.288cm">
              <text:p/>
              <draw:enhanced-geometry svg:viewBox="0 0 3020 1007" draw:type="non-primitive" draw:enhanced-path="M 1511 0 L 1663 5 1815 10 2098 41 2230 61 2353 87 2470 117 2577 147 2675 183 2761 224 2837 265 2902 308 2951 355 2990 402 3012 451 3020 503 3012 555 2990 604 2951 653 2902 699 2837 742 2761 784 2675 823 2577 857 2470 890 2353 921 2230 944 2098 967 1815 995 1663 1003 1511 1007 1273 1000 1159 990 1050 972 952 949 868 921 802 882 778 860 756 836 687 847 618 853 549 853 482 846 416 831 354 814 237 768 141 707 99 674 65 640 37 605 17 571 3 536 0 503 7 451 28 402 67 355 116 308 181 265 258 224 345 183 442 147 549 117 667 87 791 61 923 41 1205 10 1357 5 1511 0 1511 0 N"/>
            </draw:custom-shape>
            <draw:custom-shape draw:style-name="gr10" draw:text-style-name="P4" draw:layer="layout" svg:width="1.177cm" svg:height="1.179cm" svg:x="11.314cm" svg:y="6.466cm">
              <text:p/>
              <draw:enhanced-geometry svg:viewBox="0 0 667 668" draw:type="non-primitive" draw:enhanced-path="M 41 12 L 174 0 318 4 469 19 632 38 561 35 511 38 478 45 468 53 475 65 504 78 551 89 618 102 534 102 511 107 504 115 514 125 543 134 667 156 566 166 492 173 475 177 478 189 564 223 461 206 440 209 439 219 456 233 491 252 603 301 494 269 435 255 428 259 440 272 518 339 456 321 415 315 396 318 391 331 407 353 436 380 536 460 416 411 376 399 348 396 338 402 344 422 367 452 410 497 355 468 321 460 304 467 304 488 315 521 341 563 416 668 305 588 227 537 206 530 198 534 197 540 201 569 224 616 175 572 138 540 108 523 88 520 82 526 77 532 76 557 96 652 36 573 16 549 0 539 67 521 122 503 168 483 209 458 240 432 266 405 304 344 358 210 396 141 419 105 449 71 288 35 175 19 50 13 41 12 41 12 Z N"/>
            </draw:custom-shape>
            <draw:custom-shape draw:style-name="gr10" draw:text-style-name="P4" draw:layer="layout" svg:width="0.696cm" svg:height="0.368cm" svg:x="10.601cm" svg:y="7.418cm">
              <text:p/>
              <draw:enhanced-geometry svg:viewBox="0 0 394 208" draw:type="non-primitive" draw:enhanced-path="M 0 208 L 0 189 33 94 42 55 42 30 216 25 307 15 394 0 382 20 376 59 359 203 303 104 281 72 261 52 244 51 231 65 218 98 208 150 190 98 172 66 152 55 129 58 103 78 69 115 0 208 0 208 Z N"/>
            </draw:custom-shape>
            <draw:custom-shape draw:style-name="gr10" draw:text-style-name="P4" draw:layer="layout" svg:width="0.027cm" svg:height="0.025cm" svg:x="10.601cm" svg:y="7.469cm">
              <text:p/>
              <draw:enhanced-geometry svg:viewBox="0 0 15 14" draw:type="non-primitive" draw:enhanced-path="M 0 14 L 0 0 15 1 0 14 0 14 Z N"/>
            </draw:custom-shape>
            <draw:custom-shape draw:style-name="gr10" draw:text-style-name="P4" draw:layer="layout" svg:width="0.128cm" svg:height="0.219cm" svg:x="10.474cm" svg:y="7.464cm">
              <text:p/>
              <draw:enhanced-geometry svg:viewBox="0 0 72 124" draw:type="non-primitive" draw:enhanced-path="M 72 3 L 72 17 46 48 0 124 9 42 3 0 72 3 72 3 Z N"/>
            </draw:custom-shape>
            <draw:custom-shape draw:style-name="gr10" draw:text-style-name="P4" draw:layer="layout" svg:width="0.024cm" svg:height="0.064cm" svg:x="10.578cm" svg:y="7.752cm">
              <text:p/>
              <draw:enhanced-geometry svg:viewBox="0 0 13 36" draw:type="non-primitive" draw:enhanced-path="M 13 0 L 13 19 0 36 13 0 13 0 Z N"/>
            </draw:custom-shape>
            <draw:custom-shape draw:style-name="gr10" draw:text-style-name="P4" draw:layer="layout" svg:width="0.16cm" svg:height="0.198cm" svg:x="10.284cm" svg:y="7.446cm">
              <text:p/>
              <draw:enhanced-geometry svg:viewBox="0 0 90 112" draw:type="non-primitive" draw:enhanced-path="M 0 112 L 0 102 20 43 26 0 90 7 72 23 51 45 0 112 0 112 Z N"/>
            </draw:custom-shape>
            <draw:custom-shape draw:style-name="gr10" draw:text-style-name="P4" draw:layer="layout" svg:width="0.013cm" svg:height="0.013cm" svg:x="10.284cm" svg:y="7.441cm">
              <text:p/>
              <draw:enhanced-geometry svg:viewBox="0 0 7 7" draw:type="non-primitive" draw:enhanced-path="M 0 7 L 0 0 7 2 0 7 0 7 Z N"/>
            </draw:custom-shape>
            <draw:custom-shape draw:style-name="gr10" draw:text-style-name="P4" draw:layer="layout" svg:width="0.122cm" svg:height="0.158cm" svg:x="10.162cm" svg:y="7.429cm">
              <text:p/>
              <draw:enhanced-geometry svg:viewBox="0 0 69 89" draw:type="non-primitive" draw:enhanced-path="M 69 7 L 69 14 39 45 0 89 0 72 35 0 69 7 69 7 Z N"/>
            </draw:custom-shape>
            <draw:custom-shape draw:style-name="gr10" draw:text-style-name="P4" draw:layer="layout" svg:width="0.008cm" svg:height="0.034cm" svg:x="10.277cm" svg:y="7.626cm">
              <text:p/>
              <draw:enhanced-geometry svg:viewBox="0 0 4 19" draw:type="non-primitive" draw:enhanced-path="M 4 0 L 4 10 0 19 4 0 4 0 Z N"/>
            </draw:custom-shape>
            <draw:custom-shape draw:style-name="gr10" draw:text-style-name="P4" draw:layer="layout" svg:width="0.04cm" svg:height="0.048cm" svg:x="10.162cm" svg:y="7.411cm">
              <text:p/>
              <draw:enhanced-geometry svg:viewBox="0 0 22 27" draw:type="non-primitive" draw:enhanced-path="M 0 27 L 0 8 6 0 22 7 0 27 0 27 Z N"/>
            </draw:custom-shape>
            <draw:custom-shape draw:style-name="gr10" draw:text-style-name="P4" draw:layer="layout" svg:width="0.122cm" svg:height="0.172cm" svg:x="10.04cm" svg:y="7.425cm">
              <text:p/>
              <draw:enhanced-geometry svg:viewBox="0 0 69 97" draw:type="non-primitive" draw:enhanced-path="M 69 0 L 69 19 56 34 0 97 69 0 69 0 Z N"/>
            </draw:custom-shape>
            <draw:custom-shape draw:style-name="gr10" draw:text-style-name="P4" draw:layer="layout" svg:width="0.036cm" svg:height="0.077cm" svg:x="10.127cm" svg:y="7.556cm">
              <text:p/>
              <draw:enhanced-geometry svg:viewBox="0 0 20 43" draw:type="non-primitive" draw:enhanced-path="M 20 0 L 20 17 0 43 20 0 20 0 Z N"/>
            </draw:custom-shape>
            <draw:custom-shape draw:style-name="gr11" draw:text-style-name="P4" draw:layer="layout" svg:width="1.177cm" svg:height="1.179cm" svg:x="11.314cm" svg:y="6.466cm">
              <text:p/>
              <draw:enhanced-geometry svg:viewBox="0 0 667 668" draw:type="non-primitive" draw:enhanced-path="M 41 12 L 174 0 318 4 469 19 632 38 561 35 511 38 478 45 468 53 475 65 504 78 551 89 618 102 534 102 511 107 504 115 514 125 543 134 667 156 566 166 492 173 475 177 478 189 564 223 461 206 440 209 439 219 456 233 491 252 603 301 494 269 435 255 428 259 440 272 518 339 456 321 415 315 396 318 391 331 407 353 436 380 536 460 416 411 376 399 348 396 338 402 344 422 367 452 410 497 355 468 321 460 304 467 304 488 315 521 341 563 416 668 305 588 227 537 206 530 198 534 197 540 201 569 224 616 175 572 138 540 108 523 88 520 82 526 77 532 76 557 96 652 36 573 16 549 0 539 67 521 122 503 168 483 209 458 240 432 266 405 304 344 358 210 396 141 419 105 449 71 288 35 175 19 50 13 41 12 41 12 N"/>
            </draw:custom-shape>
            <draw:custom-shape draw:style-name="gr11" draw:text-style-name="P4" draw:layer="layout" svg:width="0.719cm" svg:height="0.398cm" svg:x="10.578cm" svg:y="7.418cm">
              <text:p/>
              <draw:enhanced-geometry svg:viewBox="0 0 407 225" draw:type="non-primitive" draw:enhanced-path="M 407 0 L 395 20 389 59 372 203 316 104 294 72 274 52 257 51 244 65 231 98 221 150 203 98 185 66 165 55 142 58 116 78 82 115 0 225 46 94 55 55 55 30 229 25 320 15 407 0 407 0 N"/>
            </draw:custom-shape>
            <draw:custom-shape draw:style-name="gr11" draw:text-style-name="P4" draw:layer="layout" svg:width="0.154cm" svg:height="0.219cm" svg:x="10.474cm" svg:y="7.464cm">
              <text:p/>
              <draw:enhanced-geometry svg:viewBox="0 0 87 124" draw:type="non-primitive" draw:enhanced-path="M 87 4 L 46 48 0 124 9 42 3 0 87 4 87 4 N"/>
            </draw:custom-shape>
            <draw:custom-shape draw:style-name="gr11" draw:text-style-name="P4" draw:layer="layout" svg:width="0.167cm" svg:height="0.214cm" svg:x="10.277cm" svg:y="7.446cm">
              <text:p/>
              <draw:enhanced-geometry svg:viewBox="0 0 94 121" draw:type="non-primitive" draw:enhanced-path="M 94 7 L 76 23 55 45 0 121 24 43 30 0 94 7 94 7 N"/>
            </draw:custom-shape>
            <draw:custom-shape draw:style-name="gr11" draw:text-style-name="P4" draw:layer="layout" svg:width="0.17cm" svg:height="0.204cm" svg:x="10.127cm" svg:y="7.429cm">
              <text:p/>
              <draw:enhanced-geometry svg:viewBox="0 0 96 115" draw:type="non-primitive" draw:enhanced-path="M 96 9 L 59 45 0 115 55 0 96 9 96 9 N"/>
            </draw:custom-shape>
            <draw:custom-shape draw:style-name="gr11" draw:text-style-name="P4" draw:layer="layout" svg:width="0.161cm" svg:height="0.186cm" svg:x="10.04cm" svg:y="7.411cm">
              <text:p/>
              <draw:enhanced-geometry svg:viewBox="0 0 91 105" draw:type="non-primitive" draw:enhanced-path="M 91 7 L 56 42 0 105 75 0 91 7 91 7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50:51</dc:date>
    <dc:language>en-US</dc:language>
    <meta:editing-cycles>2</meta:editing-cycles>
    <meta:editing-duration>PT3M26S</meta:editing-duration>
    <meta:user-defined meta:name="Info 1"/>
    <meta:user-defined meta:name="Info 2"/>
    <meta:user-defined meta:name="Info 3"/>
    <meta:user-defined meta:name="Info 4"/>
    <meta:document-statistic meta:object-count="74"/>
  </office:meta>
</office:document-meta>
</file>